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cc3" officeooo:paragraph-rsid="000c8cc3"/>
    </style:style>
    <style:style style:name="P2" style:family="paragraph" style:parent-style-name="Standard" style:list-style-name="L1">
      <style:text-properties officeooo:rsid="000c8cc3" officeooo:paragraph-rsid="000c8cc3"/>
    </style:style>
    <style:style style:name="P3" style:family="paragraph" style:parent-style-name="Standard" style:list-style-name="L2">
      <style:text-properties officeooo:rsid="000c8cc3" officeooo:paragraph-rsid="000c8cc3"/>
    </style:style>
    <style:style style:name="P4" style:family="paragraph" style:parent-style-name="Standard" style:list-style-name="L1">
      <style:text-properties style:font-name="Liberation Serif" fo:font-size="12pt" officeooo:rsid="000c8cc3" officeooo:paragraph-rsid="000c8cc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c8cc3" officeooo:paragraph-rsid="000c8cc3" style:font-size-asian="12pt" style:font-size-complex="12pt"/>
    </style:style>
    <style:style style:name="P6" style:family="paragraph" style:parent-style-name="Standard">
      <style:text-properties officeooo:rsid="000dfcf7" officeooo:paragraph-rsid="000dfcf7"/>
    </style:style>
    <style:style style:name="P7" style:family="paragraph" style:parent-style-name="Standard" style:list-style-name="L3">
      <style:text-properties officeooo:rsid="000dfcf7" officeooo:paragraph-rsid="000dfc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a – Multiplicação</text:p>
      <text:p text:style-name="P6">Algoritmo:</text:p>
      <text:list xml:id="list1486231523" text:style-name="L3">
        <text:list-item>
          <text:p text:style-name="P7">Para cada a presente na fita copie o número de B’s como C’s em cima dos c’s.</text:p>
        </text:list-item>
        <text:list-item>
          <text:p text:style-name="P7">Transforme os B’s em b’s</text:p>
        </text:list-item>
        <text:list-item>
          <text:p text:style-name="P7">Conte os C’s, se a quantidade estiver correta aceite.</text:p>
        </text:list-item>
      </text:list>
      <text:p text:style-name="P1"/>
      <text:p text:style-name="P1">3a – Fibonacci</text:p>
      <text:p text:style-name="P1"/>
      <text:p text:style-name="P1">Algoritmo: <text:a xlink:type="simple" xlink:href="https://en.wikipedia.org/wiki/Fibonacci_number" text:style-name="Internet_20_link" text:visited-style-name="Visited_20_Internet_20_Link">https://en.wikipedia.org/wiki/Fibonacci_number</text:a></text:p>
      <text:p text:style-name="P1">Sequências:</text:p>
      <text:list xml:id="list361651795" text:style-name="L1">
        <text:list-item>
          <text:p text:style-name="P2">Para cada a de F1(fita um) sobe F2 + F4</text:p>
        </text:list-item>
        <text:list-item>
          <text:p text:style-name="P4">Trate os primeiros casos (sementes) escrevendo 1 nas três fitas para os dois primeiros a’s</text:p>
        </text:list-item>
        <text:list-item>
          <text:p text:style-name="P4">Escreva um valor temporário F3 com B’s, apague a segunda fita e escreva o que vem antes dos símbolos B’s em F2 revertendo depois os B’s em b’s.</text:p>
        </text:list-item>
        <text:list-item>
          <text:p text:style-name="P4">Se não houver mais a’s aceitar. Valor final em T4.</text:p>
        </text:list-item>
      </text:list>
      <text:p text:style-name="P5"/>
      <text:p text:style-name="P5"/>
      <text:p text:style-name="P1">3b – Euclides (MDC)</text:p>
      <text:p text:style-name="P1"/>
      <text:p text:style-name="P1">Algoritmo: <text:a xlink:type="simple" xlink:href="https://pt.wikipedia.org/wiki/Algoritmo_de_Euclides" text:style-name="Internet_20_link" text:visited-style-name="Visited_20_Internet_20_Link">https://pt.wikipedia.org/wiki/Algoritmo_de_Euclides</text:a></text:p>
      <text:p text:style-name="P1">Passos:</text:p>
      <text:list xml:id="list749099945" text:style-name="L2">
        <text:list-item>
          <text:p text:style-name="P3">Identifique o menor numero entre F1 e F2</text:p>
        </text:list-item>
        <text:list-item>
          <text:p text:style-name="P3">Subtraia o menor número do maior e repita o passo 1</text:p>
        </text:list-item>
        <text:list-item>
          <text:p text:style-name="P3">Se os dois números forem iguais aceite. MDC é o numero que restar em F1 e F2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ans-serif" svg:font-family="sans-serif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19:39:30.530725616</meta:creation-date>
    <meta:generator>LibreOffice/6.3.2.2$Linux_X86_64 LibreOffice_project/30$Build-2</meta:generator>
    <dc:date>2019-10-14T21:16:45.279186157</dc:date>
    <meta:editing-duration>PT4M39S</meta:editing-duration>
    <meta:editing-cycles>1</meta:editing-cycles>
    <meta:document-statistic meta:table-count="0" meta:image-count="0" meta:object-count="0" meta:page-count="1" meta:paragraph-count="18" meta:word-count="154" meta:character-count="851" meta:non-whitespace-character-count="722"/>
  </office:meta>
</office:document-meta>
</file>